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ategy" table:style-name="ta1">
        <table:shapes>
          <draw:frame draw:z-index="0" draw:style-name="gr1" draw:text-style-name="P1" svg:width="774.03pt" svg:height="435.37pt" svg:x="281.4pt" svg:y="2.83pt">
            <loext:p draw:notify-on-update-of-ranges="strategy.A1:strategy.A70 strategy.B1:strategy.B70 strategy.C1:strategy.C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.47368421052632" calcext:value-type="float">
            <text:p>2.47368421052632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float" office:value="2.28947368421053" calcext:value-type="float">
            <text:p>2.28947368421053</text:p>
          </table:table-cell>
          <table:table-cell office:value-type="float" office:value="2.35714285714286" calcext:value-type="float">
            <text:p>2.35714285714286</text:p>
          </table:table-cell>
          <table:table-cell office:value-type="float" office:value="2.58333333333333" calcext:value-type="float">
            <text:p>2.58333333333333</text:p>
          </table:table-cell>
        </table:table-row>
        <table:table-row table:style-name="ro1">
          <table:table-cell office:value-type="float" office:value="2.31578947368421" calcext:value-type="float">
            <text:p>2.31578947368421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61111111111111" calcext:value-type="float">
            <text:p>2.61111111111111</text:p>
          </table:table-cell>
        </table:table-row>
        <table:table-row table:style-name="ro1">
          <table:table-cell office:value-type="float" office:value="2.47368421052632" calcext:value-type="float">
            <text:p>2.47368421052632</text:p>
          </table:table-cell>
          <table:table-cell office:value-type="float" office:value="2.47619047619048" calcext:value-type="float">
            <text:p>2.47619047619048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2.48421052631579" calcext:value-type="float">
            <text:p>2.48421052631579</text:p>
          </table:table-cell>
          <table:table-cell office:value-type="float" office:value="2.51428571428571" calcext:value-type="float">
            <text:p>2.51428571428571</text:p>
          </table:table-cell>
          <table:table-cell office:value-type="float" office:value="2.63333333333333" calcext:value-type="float">
            <text:p>2.63333333333333</text:p>
          </table:table-cell>
        </table:table-row>
        <table:table-row table:style-name="ro1">
          <table:table-cell office:value-type="float" office:value="2.53508771929825" calcext:value-type="float">
            <text:p>2.53508771929825</text:p>
          </table:table-cell>
          <table:table-cell office:value-type="float" office:value="2.5952380952381" calcext:value-type="float">
            <text:p>2.5952380952381</text:p>
          </table:table-cell>
          <table:table-cell office:value-type="float" office:value="2.63888888888889" calcext:value-type="float">
            <text:p>2.63888888888889</text:p>
          </table:table-cell>
        </table:table-row>
        <table:table-row table:style-name="ro1">
          <table:table-cell office:value-type="float" office:value="2.57142857142857" calcext:value-type="float">
            <text:p>2.57142857142857</text:p>
          </table:table-cell>
          <table:table-cell office:value-type="float" office:value="2.64625850340136" calcext:value-type="float">
            <text:p>2.64625850340136</text:p>
          </table:table-cell>
          <table:table-cell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float" office:value="2.61842105263158" calcext:value-type="float">
            <text:p>2.61842105263158</text:p>
          </table:table-cell>
          <table:table-cell office:value-type="float" office:value="2.67261904761905" calcext:value-type="float">
            <text:p>2.67261904761905</text:p>
          </table:table-cell>
          <table:table-cell office:value-type="float" office:value="2.52777777777778" calcext:value-type="float">
            <text:p>2.52777777777778</text:p>
          </table:table-cell>
        </table:table-row>
        <table:table-row table:style-name="ro1">
          <table:table-cell table:number-columns-repeated="2" office:value-type="float" office:value="2.66666666666667" calcext:value-type="float">
            <text:p>2.66666666666667</text:p>
          </table:table-cell>
          <table:table-cell office:value-type="float" office:value="2.51851851851852" calcext:value-type="float">
            <text:p>2.51851851851852</text:p>
          </table:table-cell>
        </table:table-row>
        <table:table-row table:style-name="ro1">
          <table:table-cell office:value-type="float" office:value="2.61578947368421" calcext:value-type="float">
            <text:p>2.61578947368421</text:p>
          </table:table-cell>
          <table:table-cell office:value-type="float" office:value="2.68095238095238" calcext:value-type="float">
            <text:p>2.68095238095238</text:p>
          </table:table-cell>
          <table:table-cell office:value-type="float" office:value="2.54444444444444" calcext:value-type="float">
            <text:p>2.54444444444444</text:p>
          </table:table-cell>
        </table:table-row>
        <table:table-row table:style-name="ro1">
          <table:table-cell office:value-type="float" office:value="2.62679425837321" calcext:value-type="float">
            <text:p>2.62679425837321</text:p>
          </table:table-cell>
          <table:table-cell office:value-type="float" office:value="2.64502164502164" calcext:value-type="float">
            <text:p>2.64502164502164</text:p>
          </table:table-cell>
          <table:table-cell office:value-type="float" office:value="2.55555555555556" calcext:value-type="float">
            <text:p>2.55555555555556</text:p>
          </table:table-cell>
        </table:table-row>
        <table:table-row table:style-name="ro1">
          <table:table-cell office:value-type="float" office:value="2.63157894736842" calcext:value-type="float">
            <text:p>2.6315789473684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56481481481481" calcext:value-type="float">
            <text:p>2.56481481481481</text:p>
          </table:table-cell>
        </table:table-row>
        <table:table-row table:style-name="ro1">
          <table:table-cell office:value-type="float" office:value="2.64777327935223" calcext:value-type="float">
            <text:p>2.64777327935223</text:p>
          </table:table-cell>
          <table:table-cell office:value-type="float" office:value="2.64835164835165" calcext:value-type="float">
            <text:p>2.64835164835165</text:p>
          </table:table-cell>
          <table:table-cell office:value-type="float" office:value="2.58974358974359" calcext:value-type="float">
            <text:p>2.58974358974359</text:p>
          </table:table-cell>
        </table:table-row>
        <table:table-row table:style-name="ro1">
          <table:table-cell office:value-type="float" office:value="2.62781954887218" calcext:value-type="float">
            <text:p>2.62781954887218</text:p>
          </table:table-cell>
          <table:table-cell office:value-type="float" office:value="2.64505119453925" calcext:value-type="float">
            <text:p>2.64505119453925</text:p>
          </table:table-cell>
          <table:table-cell office:value-type="float" office:value="2.58565737051793" calcext:value-type="float">
            <text:p>2.58565737051793</text:p>
          </table:table-cell>
        </table:table-row>
        <table:table-row table:style-name="ro1">
          <table:table-cell office:value-type="float" office:value="2.6280701754386" calcext:value-type="float">
            <text:p>2.6280701754386</text:p>
          </table:table-cell>
          <table:table-cell office:value-type="float" office:value="2.64102564102564" calcext:value-type="float">
            <text:p>2.64102564102564</text:p>
          </table:table-cell>
          <table:table-cell office:value-type="float" office:value="2.58955223880597" calcext:value-type="float">
            <text:p>2.58955223880597</text:p>
          </table:table-cell>
        </table:table-row>
        <table:table-row table:style-name="ro1">
          <table:table-cell office:value-type="float" office:value="2.63815789473684" calcext:value-type="float">
            <text:p>2.63815789473684</text:p>
          </table:table-cell>
          <table:table-cell office:value-type="float" office:value="2.62121212121212" calcext:value-type="float">
            <text:p>2.62121212121212</text:p>
          </table:table-cell>
          <table:table-cell office:value-type="float" office:value="2.57894736842105" calcext:value-type="float">
            <text:p>2.57894736842105</text:p>
          </table:table-cell>
        </table:table-row>
        <table:table-row table:style-name="ro1">
          <table:table-cell office:value-type="float" office:value="2.6656346749226" calcext:value-type="float">
            <text:p>2.6656346749226</text:p>
          </table:table-cell>
          <table:table-cell office:value-type="float" office:value="2.6235632183908" calcext:value-type="float">
            <text:p>2.6235632183908</text:p>
          </table:table-cell>
          <table:table-cell office:value-type="float" office:value="2.5794701986755" calcext:value-type="float">
            <text:p>2.5794701986755</text:p>
          </table:table-cell>
        </table:table-row>
        <table:table-row table:style-name="ro1">
          <table:table-cell office:value-type="float" office:value="2.68621700879765" calcext:value-type="float">
            <text:p>2.68621700879765</text:p>
          </table:table-cell>
          <table:table-cell office:value-type="float" office:value="2.63114754098361" calcext:value-type="float">
            <text:p>2.63114754098361</text:p>
          </table:table-cell>
          <table:table-cell office:value-type="float" office:value="2.59561128526646" calcext:value-type="float">
            <text:p>2.59561128526646</text:p>
          </table:table-cell>
        </table:table-row>
        <table:table-row table:style-name="ro1">
          <table:table-cell office:value-type="float" office:value="2.67130919220056" calcext:value-type="float">
            <text:p>2.67130919220056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2.61011904761905" calcext:value-type="float">
            <text:p>2.61011904761905</text:p>
          </table:table-cell>
        </table:table-row>
        <table:table-row table:style-name="ro1">
          <table:table-cell office:value-type="float" office:value="2.67021276595745" calcext:value-type="float">
            <text:p>2.67021276595745</text:p>
          </table:table-cell>
          <table:table-cell office:value-type="float" office:value="2.68407960199005" calcext:value-type="float">
            <text:p>2.68407960199005</text:p>
          </table:table-cell>
          <table:table-cell office:value-type="float" office:value="2.63352272727273" calcext:value-type="float">
            <text:p>2.63352272727273</text:p>
          </table:table-cell>
        </table:table-row>
        <table:table-row table:style-name="ro1">
          <table:table-cell office:value-type="float" office:value="2.66157760814249" calcext:value-type="float">
            <text:p>2.66157760814249</text:p>
          </table:table-cell>
          <table:table-cell office:value-type="float" office:value="2.68571428571429" calcext:value-type="float">
            <text:p>2.68571428571429</text:p>
          </table:table-cell>
          <table:table-cell office:value-type="float" office:value="2.64945652173913" calcext:value-type="float">
            <text:p>2.64945652173913</text:p>
          </table:table-cell>
        </table:table-row>
        <table:table-row table:style-name="ro1">
          <table:table-cell office:value-type="float" office:value="2.65853658536585" calcext:value-type="float">
            <text:p>2.65853658536585</text:p>
          </table:table-cell>
          <table:table-cell office:value-type="float" office:value="2.68721461187215" calcext:value-type="float">
            <text:p>2.68721461187215</text:p>
          </table:table-cell>
          <table:table-cell office:value-type="float" office:value="2.65104166666667" calcext:value-type="float">
            <text:p>2.65104166666667</text:p>
          </table:table-cell>
        </table:table-row>
        <table:table-row table:style-name="ro1">
          <table:table-cell office:value-type="float" office:value="2.66901408450704" calcext:value-type="float">
            <text:p>2.66901408450704</text:p>
          </table:table-cell>
          <table:table-cell office:value-type="float" office:value="2.69517543859649" calcext:value-type="float">
            <text:p>2.69517543859649</text:p>
          </table:table-cell>
          <table:table-cell office:value-type="float" office:value="2.6225" calcext:value-type="float">
            <text:p>2.6225</text:p>
          </table:table-cell>
        </table:table-row>
        <table:table-row table:style-name="ro1">
          <table:table-cell office:value-type="float" office:value="2.67873303167421" calcext:value-type="float">
            <text:p>2.67873303167421</text:p>
          </table:table-cell>
          <table:table-cell office:value-type="float" office:value="2.68354430379747" calcext:value-type="float">
            <text:p>2.68354430379747</text:p>
          </table:table-cell>
          <table:table-cell office:value-type="float" office:value="2.6289156626506" calcext:value-type="float">
            <text:p>2.6289156626506</text:p>
          </table:table-cell>
        </table:table-row>
        <table:table-row table:style-name="ro1">
          <table:table-cell office:value-type="float" office:value="2.68995633187773" calcext:value-type="float">
            <text:p>2.68995633187773</text:p>
          </table:table-cell>
          <table:table-cell office:value-type="float" office:value="2.70468431771894" calcext:value-type="float">
            <text:p>2.70468431771894</text:p>
          </table:table-cell>
          <table:table-cell office:value-type="float" office:value="2.62470862470863" calcext:value-type="float">
            <text:p>2.62470862470863</text:p>
          </table:table-cell>
        </table:table-row>
        <table:table-row table:style-name="ro1">
          <table:table-cell office:value-type="float" office:value="2.72151898734177" calcext:value-type="float">
            <text:p>2.72151898734177</text:p>
          </table:table-cell>
          <table:table-cell office:value-type="float" office:value="2.69685039370079" calcext:value-type="float">
            <text:p>2.69685039370079</text:p>
          </table:table-cell>
          <table:table-cell office:value-type="float" office:value="2.61764705882353" calcext:value-type="float">
            <text:p>2.61764705882353</text:p>
          </table:table-cell>
        </table:table-row>
        <table:table-row table:style-name="ro1">
          <table:table-cell office:value-type="float" office:value="2.71632653061225" calcext:value-type="float">
            <text:p>2.71632653061225</text:p>
          </table:table-cell>
          <table:table-cell office:value-type="float" office:value="2.7093690248566" calcext:value-type="float">
            <text:p>2.7093690248566</text:p>
          </table:table-cell>
          <table:table-cell office:value-type="float" office:value="2.62555066079295" calcext:value-type="float">
            <text:p>2.62555066079295</text:p>
          </table:table-cell>
        </table:table-row>
        <table:table-row table:style-name="ro1">
          <table:table-cell office:value-type="float" office:value="2.71683168316832" calcext:value-type="float">
            <text:p>2.71683168316832</text:p>
          </table:table-cell>
          <table:table-cell office:value-type="float" office:value="2.71322160148976" calcext:value-type="float">
            <text:p>2.71322160148976</text:p>
          </table:table-cell>
          <table:table-cell office:value-type="float" office:value="2.62875536480687" calcext:value-type="float">
            <text:p>2.62875536480687</text:p>
          </table:table-cell>
        </table:table-row>
        <table:table-row table:style-name="ro1">
          <table:table-cell office:value-type="float" office:value="2.71730769230769" calcext:value-type="float">
            <text:p>2.71730769230769</text:p>
          </table:table-cell>
          <table:table-cell office:value-type="float" office:value="2.71687840290381" calcext:value-type="float">
            <text:p>2.71687840290381</text:p>
          </table:table-cell>
          <table:table-cell office:value-type="float" office:value="2.64225941422594" calcext:value-type="float">
            <text:p>2.64225941422594</text:p>
          </table:table-cell>
        </table:table-row>
        <table:table-row table:style-name="ro1">
          <table:table-cell office:value-type="float" office:value="2.73644859813084" calcext:value-type="float">
            <text:p>2.73644859813084</text:p>
          </table:table-cell>
          <table:table-cell office:value-type="float" office:value="2.71150442477876" calcext:value-type="float">
            <text:p>2.71150442477876</text:p>
          </table:table-cell>
          <table:table-cell office:value-type="float" office:value="2.65918367346939" calcext:value-type="float">
            <text:p>2.65918367346939</text:p>
          </table:table-cell>
        </table:table-row>
        <table:table-row table:style-name="ro1">
          <table:table-cell office:value-type="float" office:value="2.7431693989071" calcext:value-type="float">
            <text:p>2.7431693989071</text:p>
          </table:table-cell>
          <table:table-cell office:value-type="float" office:value="2.72020725388601" calcext:value-type="float">
            <text:p>2.72020725388601</text:p>
          </table:table-cell>
          <table:table-cell office:value-type="float" office:value="2.66135458167331" calcext:value-type="float">
            <text:p>2.66135458167331</text:p>
          </table:table-cell>
        </table:table-row>
        <table:table-row table:style-name="ro1">
          <table:table-cell office:value-type="float" office:value="2.72953736654804" calcext:value-type="float">
            <text:p>2.72953736654804</text:p>
          </table:table-cell>
          <table:table-cell office:value-type="float" office:value="2.7318718381113" calcext:value-type="float">
            <text:p>2.7318718381113</text:p>
          </table:table-cell>
          <table:table-cell office:value-type="float" office:value="2.64774951076321" calcext:value-type="float">
            <text:p>2.64774951076321</text:p>
          </table:table-cell>
        </table:table-row>
        <table:table-row table:style-name="ro1">
          <table:table-cell office:value-type="float" office:value="2.71130434782609" calcext:value-type="float">
            <text:p>2.71130434782609</text:p>
          </table:table-cell>
          <table:table-cell office:value-type="float" office:value="2.74794069192751" calcext:value-type="float">
            <text:p>2.74794069192751</text:p>
          </table:table-cell>
          <table:table-cell office:value-type="float" office:value="2.65317919075144" calcext:value-type="float">
            <text:p>2.65317919075144</text:p>
          </table:table-cell>
        </table:table-row>
        <table:table-row table:style-name="ro1">
          <table:table-cell office:value-type="float" office:value="2.69897959183673" calcext:value-type="float">
            <text:p>2.69897959183673</text:p>
          </table:table-cell>
          <table:table-cell office:value-type="float" office:value="2.76489533011272" calcext:value-type="float">
            <text:p>2.76489533011272</text:p>
          </table:table-cell>
          <table:table-cell office:value-type="float" office:value="2.64828897338403" calcext:value-type="float">
            <text:p>2.64828897338403</text:p>
          </table:table-cell>
        </table:table-row>
        <table:table-row table:style-name="ro1">
          <table:table-cell office:value-type="float" office:value="2.68885191347754" calcext:value-type="float">
            <text:p>2.68885191347754</text:p>
          </table:table-cell>
          <table:table-cell office:value-type="float" office:value="2.7693522906793" calcext:value-type="float">
            <text:p>2.7693522906793</text:p>
          </table:table-cell>
          <table:table-cell office:value-type="float" office:value="2.66041275797373" calcext:value-type="float">
            <text:p>2.66041275797373</text:p>
          </table:table-cell>
        </table:table-row>
        <table:table-row table:style-name="ro1">
          <table:table-cell office:value-type="float" office:value="2.685667752443" calcext:value-type="float">
            <text:p>2.685667752443</text:p>
          </table:table-cell>
          <table:table-cell office:value-type="float" office:value="2.77639751552795" calcext:value-type="float">
            <text:p>2.77639751552795</text:p>
          </table:table-cell>
          <table:table-cell office:value-type="float" office:value="2.66481481481481" calcext:value-type="float">
            <text:p>2.66481481481481</text:p>
          </table:table-cell>
        </table:table-row>
        <table:table-row table:style-name="ro1">
          <table:table-cell office:value-type="float" office:value="2.68261562998405" calcext:value-type="float">
            <text:p>2.68261562998405</text:p>
          </table:table-cell>
          <table:table-cell office:value-type="float" office:value="2.78778625954198" calcext:value-type="float">
            <text:p>2.78778625954198</text:p>
          </table:table-cell>
          <table:table-cell office:value-type="float" office:value="2.67706422018349" calcext:value-type="float">
            <text:p>2.67706422018349</text:p>
          </table:table-cell>
        </table:table-row>
        <table:table-row table:style-name="ro1">
          <table:table-cell office:value-type="float" office:value="2.68857589984351" calcext:value-type="float">
            <text:p>2.68857589984351</text:p>
          </table:table-cell>
          <table:table-cell office:value-type="float" office:value="2.78528528528529" calcext:value-type="float">
            <text:p>2.78528528528529</text:p>
          </table:table-cell>
          <table:table-cell office:value-type="float" office:value="2.68488160291439" calcext:value-type="float">
            <text:p>2.68488160291439</text:p>
          </table:table-cell>
        </table:table-row>
        <table:table-row table:style-name="ro1">
          <table:table-cell office:value-type="float" office:value="2.68970814132104" calcext:value-type="float">
            <text:p>2.68970814132104</text:p>
          </table:table-cell>
          <table:table-cell office:value-type="float" office:value="2.79289940828402" calcext:value-type="float">
            <text:p>2.79289940828402</text:p>
          </table:table-cell>
          <table:table-cell office:value-type="float" office:value="2.69439421338155" calcext:value-type="float">
            <text:p>2.69439421338155</text:p>
          </table:table-cell>
        </table:table-row>
        <table:table-row table:style-name="ro1">
          <table:table-cell office:value-type="float" office:value="2.69230769230769" calcext:value-type="float">
            <text:p>2.69230769230769</text:p>
          </table:table-cell>
          <table:table-cell office:value-type="float" office:value="2.7930029154519" calcext:value-type="float">
            <text:p>2.7930029154519</text:p>
          </table:table-cell>
          <table:table-cell office:value-type="float" office:value="2.69658886894075" calcext:value-type="float">
            <text:p>2.69658886894075</text:p>
          </table:table-cell>
        </table:table-row>
        <table:table-row table:style-name="ro1">
          <table:table-cell office:value-type="float" office:value="2.69185185185185" calcext:value-type="float">
            <text:p>2.69185185185185</text:p>
          </table:table-cell>
          <table:table-cell office:value-type="float" office:value="2.79597701149425" calcext:value-type="float">
            <text:p>2.79597701149425</text:p>
          </table:table-cell>
          <table:table-cell office:value-type="float" office:value="2.6969696969697" calcext:value-type="float">
            <text:p>2.6969696969697</text:p>
          </table:table-cell>
        </table:table-row>
        <table:table-row table:style-name="ro1">
          <table:table-cell office:value-type="float" office:value="2.68850072780204" calcext:value-type="float">
            <text:p>2.68850072780204</text:p>
          </table:table-cell>
          <table:table-cell office:value-type="float" office:value="2.80169971671388" calcext:value-type="float">
            <text:p>2.80169971671388</text:p>
          </table:table-cell>
          <table:table-cell office:value-type="float" office:value="2.70265486725664" calcext:value-type="float">
            <text:p>2.70265486725664</text:p>
          </table:table-cell>
        </table:table-row>
        <table:table-row table:style-name="ro1">
          <table:table-cell office:value-type="float" office:value="2.68812589413448" calcext:value-type="float">
            <text:p>2.68812589413448</text:p>
          </table:table-cell>
          <table:table-cell office:value-type="float" office:value="2.8072625698324" calcext:value-type="float">
            <text:p>2.8072625698324</text:p>
          </table:table-cell>
          <table:table-cell office:value-type="float" office:value="2.70826010544815" calcext:value-type="float">
            <text:p>2.70826010544815</text:p>
          </table:table-cell>
        </table:table-row>
        <table:table-row table:style-name="ro1">
          <table:table-cell office:value-type="float" office:value="2.69198312236287" calcext:value-type="float">
            <text:p>2.69198312236287</text:p>
          </table:table-cell>
          <table:table-cell office:value-type="float" office:value="2.80165289256198" calcext:value-type="float">
            <text:p>2.80165289256198</text:p>
          </table:table-cell>
          <table:table-cell office:value-type="float" office:value="2.71029668411867" calcext:value-type="float">
            <text:p>2.71029668411867</text:p>
          </table:table-cell>
        </table:table-row>
        <table:table-row table:style-name="ro1">
          <table:table-cell office:value-type="float" office:value="2.68741355463347" calcext:value-type="float">
            <text:p>2.68741355463347</text:p>
          </table:table-cell>
          <table:table-cell office:value-type="float" office:value="2.8108843537415" calcext:value-type="float">
            <text:p>2.8108843537415</text:p>
          </table:table-cell>
          <table:table-cell office:value-type="float" office:value="2.71403812824957" calcext:value-type="float">
            <text:p>2.71403812824957</text:p>
          </table:table-cell>
        </table:table-row>
        <table:table-row table:style-name="ro1">
          <table:table-cell office:value-type="float" office:value="2.68163265306122" calcext:value-type="float">
            <text:p>2.68163265306122</text:p>
          </table:table-cell>
          <table:table-cell office:value-type="float" office:value="2.81182795698925" calcext:value-type="float">
            <text:p>2.81182795698925</text:p>
          </table:table-cell>
          <table:table-cell office:value-type="float" office:value="2.71428571428571" calcext:value-type="float">
            <text:p>2.71428571428571</text:p>
          </table:table-cell>
        </table:table-row>
        <table:table-row table:style-name="ro1">
          <table:table-cell office:value-type="float" office:value="2.67871485943775" calcext:value-type="float">
            <text:p>2.67871485943775</text:p>
          </table:table-cell>
          <table:table-cell office:value-type="float" office:value="2.81142098273572" calcext:value-type="float">
            <text:p>2.81142098273572</text:p>
          </table:table-cell>
          <table:table-cell office:value-type="float" office:value="2.71794871794872" calcext:value-type="float">
            <text:p>2.71794871794872</text:p>
          </table:table-cell>
        </table:table-row>
        <table:table-row table:style-name="ro1">
          <table:table-cell office:value-type="float" office:value="2.67061923583663" calcext:value-type="float">
            <text:p>2.67061923583663</text:p>
          </table:table-cell>
          <table:table-cell office:value-type="float" office:value="2.82020997375328" calcext:value-type="float">
            <text:p>2.82020997375328</text:p>
          </table:table-cell>
          <table:table-cell office:value-type="float" office:value="2.72835314091681" calcext:value-type="float">
            <text:p>2.72835314091681</text:p>
          </table:table-cell>
        </table:table-row>
        <table:table-row table:style-name="ro1">
          <table:table-cell office:value-type="float" office:value="2.6757457846952" calcext:value-type="float">
            <text:p>2.6757457846952</text:p>
          </table:table-cell>
          <table:table-cell office:value-type="float" office:value="2.82360570687419" calcext:value-type="float">
            <text:p>2.82360570687419</text:p>
          </table:table-cell>
          <table:table-cell office:value-type="float" office:value="2.7318718381113" calcext:value-type="float">
            <text:p>2.7318718381113</text:p>
          </table:table-cell>
        </table:table-row>
        <table:table-row table:style-name="ro1">
          <table:table-cell office:value-type="float" office:value="2.67688378033206" calcext:value-type="float">
            <text:p>2.67688378033206</text:p>
          </table:table-cell>
          <table:table-cell office:value-type="float" office:value="2.82435897435897" calcext:value-type="float">
            <text:p>2.82435897435897</text:p>
          </table:table-cell>
          <table:table-cell office:value-type="float" office:value="2.73534338358459" calcext:value-type="float">
            <text:p>2.73534338358459</text:p>
          </table:table-cell>
        </table:table-row>
        <table:table-row table:style-name="ro1">
          <table:table-cell office:value-type="float" office:value="2.68805031446541" calcext:value-type="float">
            <text:p>2.68805031446541</text:p>
          </table:table-cell>
          <table:table-cell office:value-type="float" office:value="2.82889733840304" calcext:value-type="float">
            <text:p>2.82889733840304</text:p>
          </table:table-cell>
          <table:table-cell office:value-type="float" office:value="2.73710482529118" calcext:value-type="float">
            <text:p>2.73710482529118</text:p>
          </table:table-cell>
        </table:table-row>
        <table:table-row table:style-name="ro1">
          <table:table-cell office:value-type="float" office:value="2.67781908302354" calcext:value-type="float">
            <text:p>2.67781908302354</text:p>
          </table:table-cell>
          <table:table-cell office:value-type="float" office:value="2.82957393483709" calcext:value-type="float">
            <text:p>2.82957393483709</text:p>
          </table:table-cell>
          <table:table-cell office:value-type="float" office:value="2.73553719008264" calcext:value-type="float">
            <text:p>2.73553719008264</text:p>
          </table:table-cell>
        </table:table-row>
        <table:table-row table:style-name="ro1">
          <table:table-cell office:value-type="float" office:value="2.67399267399267" calcext:value-type="float">
            <text:p>2.67399267399267</text:p>
          </table:table-cell>
          <table:table-cell office:value-type="float" office:value="2.83890954151177" calcext:value-type="float">
            <text:p>2.83890954151177</text:p>
          </table:table-cell>
          <table:table-cell office:value-type="float" office:value="2.73891625615764" calcext:value-type="float">
            <text:p>2.73891625615764</text:p>
          </table:table-cell>
        </table:table-row>
        <table:table-row table:style-name="ro1">
          <table:table-cell office:value-type="float" office:value="2.676293622142" calcext:value-type="float">
            <text:p>2.676293622142</text:p>
          </table:table-cell>
          <table:table-cell office:value-type="float" office:value="2.84766584766585" calcext:value-type="float">
            <text:p>2.84766584766585</text:p>
          </table:table-cell>
          <table:table-cell office:value-type="float" office:value="2.74714518760196" calcext:value-type="float">
            <text:p>2.74714518760196</text:p>
          </table:table-cell>
        </table:table-row>
        <table:table-row table:style-name="ro1">
          <table:table-cell office:value-type="float" office:value="2.67497034400949" calcext:value-type="float">
            <text:p>2.67497034400949</text:p>
          </table:table-cell>
          <table:table-cell office:value-type="float" office:value="2.85140073081608" calcext:value-type="float">
            <text:p>2.85140073081608</text:p>
          </table:table-cell>
          <table:table-cell office:value-type="float" office:value="2.74878444084279" calcext:value-type="float">
            <text:p>2.74878444084279</text:p>
          </table:table-cell>
        </table:table-row>
        <table:table-row table:style-name="ro1">
          <table:table-cell office:value-type="float" office:value="2.66744730679157" calcext:value-type="float">
            <text:p>2.66744730679157</text:p>
          </table:table-cell>
          <table:table-cell office:value-type="float" office:value="2.85265700483092" calcext:value-type="float">
            <text:p>2.85265700483092</text:p>
          </table:table-cell>
          <table:table-cell office:value-type="float" office:value="2.74557165861514" calcext:value-type="float">
            <text:p>2.74557165861514</text:p>
          </table:table-cell>
        </table:table-row>
        <table:table-row table:style-name="ro1">
          <table:table-cell office:value-type="float" office:value="2.66820809248555" calcext:value-type="float">
            <text:p>2.66820809248555</text:p>
          </table:table-cell>
          <table:table-cell office:value-type="float" office:value="2.86347305389222" calcext:value-type="float">
            <text:p>2.86347305389222</text:p>
          </table:table-cell>
          <table:table-cell office:value-type="float" office:value="2.7392" calcext:value-type="float">
            <text:p>2.7392</text:p>
          </table:table-cell>
        </table:table-row>
        <table:table-row table:style-name="ro1">
          <table:table-cell office:value-type="float" office:value="2.65981735159817" calcext:value-type="float">
            <text:p>2.65981735159817</text:p>
          </table:table-cell>
          <table:table-cell office:value-type="float" office:value="2.86817102137767" calcext:value-type="float">
            <text:p>2.86817102137767</text:p>
          </table:table-cell>
          <table:table-cell office:value-type="float" office:value="2.73767885532591" calcext:value-type="float">
            <text:p>2.73767885532591</text:p>
          </table:table-cell>
        </table:table-row>
        <table:table-row table:style-name="ro1">
          <table:table-cell office:value-type="float" office:value="2.65839909808343" calcext:value-type="float">
            <text:p>2.65839909808343</text:p>
          </table:table-cell>
          <table:table-cell office:value-type="float" office:value="2.8680800942285" calcext:value-type="float">
            <text:p>2.8680800942285</text:p>
          </table:table-cell>
          <table:table-cell office:value-type="float" office:value="2.74091627172196" calcext:value-type="float">
            <text:p>2.74091627172196</text:p>
          </table:table-cell>
        </table:table-row>
        <table:table-row table:style-name="ro1">
          <table:table-cell office:value-type="float" office:value="2.65701559020045" calcext:value-type="float">
            <text:p>2.65701559020045</text:p>
          </table:table-cell>
          <table:table-cell office:value-type="float" office:value="2.86915887850467" calcext:value-type="float">
            <text:p>2.86915887850467</text:p>
          </table:table-cell>
          <table:table-cell office:value-type="float" office:value="2.74411302982732" calcext:value-type="float">
            <text:p>2.74411302982732</text:p>
          </table:table-cell>
        </table:table-row>
        <table:table-row table:style-name="ro1">
          <table:table-cell office:value-type="float" office:value="2.66226622662266" calcext:value-type="float">
            <text:p>2.66226622662266</text:p>
          </table:table-cell>
          <table:table-cell office:value-type="float" office:value="2.87717265353418" calcext:value-type="float">
            <text:p>2.87717265353418</text:p>
          </table:table-cell>
          <table:table-cell office:value-type="float" office:value="2.74414976599064" calcext:value-type="float">
            <text:p>2.74414976599064</text:p>
          </table:table-cell>
        </table:table-row>
        <table:table-row table:style-name="ro1">
          <table:table-cell office:value-type="float" office:value="2.66304347826087" calcext:value-type="float">
            <text:p>2.66304347826087</text:p>
          </table:table-cell>
          <table:table-cell office:value-type="float" office:value="2.88045977011494" calcext:value-type="float">
            <text:p>2.88045977011494</text:p>
          </table:table-cell>
          <table:table-cell office:value-type="float" office:value="2.75155279503106" calcext:value-type="float">
            <text:p>2.75155279503106</text:p>
          </table:table-cell>
        </table:table-row>
        <table:table-row table:style-name="ro1">
          <table:table-cell office:value-type="float" office:value="2.66272824919441" calcext:value-type="float">
            <text:p>2.66272824919441</text:p>
          </table:table-cell>
          <table:table-cell office:value-type="float" office:value="2.88711516533637" calcext:value-type="float">
            <text:p>2.88711516533637</text:p>
          </table:table-cell>
          <table:table-cell office:value-type="float" office:value="2.75386996904025" calcext:value-type="float">
            <text:p>2.75386996904025</text:p>
          </table:table-cell>
        </table:table-row>
        <table:table-row table:style-name="ro1">
          <table:table-cell office:value-type="float" office:value="2.65711252653928" calcext:value-type="float">
            <text:p>2.65711252653928</text:p>
          </table:table-cell>
          <table:table-cell office:value-type="float" office:value="2.89027149321267" calcext:value-type="float">
            <text:p>2.89027149321267</text:p>
          </table:table-cell>
          <table:table-cell office:value-type="float" office:value="2.75925925925926" calcext:value-type="float">
            <text:p>2.75925925925926</text:p>
          </table:table-cell>
        </table:table-row>
        <table:table-row table:style-name="ro1">
          <table:table-cell office:value-type="float" office:value="2.65582371458552" calcext:value-type="float">
            <text:p>2.65582371458552</text:p>
          </table:table-cell>
          <table:table-cell office:value-type="float" office:value="2.90123456790123" calcext:value-type="float">
            <text:p>2.90123456790123</text:p>
          </table:table-cell>
          <table:table-cell office:value-type="float" office:value="2.76307692307692" calcext:value-type="float">
            <text:p>2.76307692307692</text:p>
          </table:table-cell>
        </table:table-row>
        <table:table-row table:style-name="ro1">
          <table:table-cell office:value-type="float" office:value="2.65316718587747" calcext:value-type="float">
            <text:p>2.65316718587747</text:p>
          </table:table-cell>
          <table:table-cell office:value-type="float" office:value="2.90534521158129" calcext:value-type="float">
            <text:p>2.90534521158129</text:p>
          </table:table-cell>
          <table:table-cell office:value-type="float" office:value="2.76840490797546" calcext:value-type="float">
            <text:p>2.76840490797546</text:p>
          </table:table-cell>
        </table:table-row>
        <table:table-row table:style-name="ro1">
          <table:table-cell office:value-type="float" office:value="2.65159301130524" calcext:value-type="float">
            <text:p>2.65159301130524</text:p>
          </table:table-cell>
          <table:table-cell office:value-type="float" office:value="2.90939226519337" calcext:value-type="float">
            <text:p>2.90939226519337</text:p>
          </table:table-cell>
          <table:table-cell office:value-type="float" office:value="2.76452599388379" calcext:value-type="float">
            <text:p>2.76452599388379</text:p>
          </table:table-cell>
        </table:table-row>
        <table:table-row table:style-name="ro1">
          <table:table-cell office:value-type="float" office:value="2.65376782077393" calcext:value-type="float">
            <text:p>2.65376782077393</text:p>
          </table:table-cell>
          <table:table-cell office:value-type="float" office:value="2.91337719298246" calcext:value-type="float">
            <text:p>2.91337719298246</text:p>
          </table:table-cell>
          <table:table-cell office:value-type="float" office:value="2.76371951219512" calcext:value-type="float">
            <text:p>2.76371951219512</text:p>
          </table:table-cell>
        </table:table-row>
        <table:table-row table:style-name="ro1">
          <table:table-cell office:value-type="float" office:value="2.65590312815338" calcext:value-type="float">
            <text:p>2.65590312815338</text:p>
          </table:table-cell>
          <table:table-cell office:value-type="float" office:value="2.9161220043573" calcext:value-type="float">
            <text:p>2.9161220043573</text:p>
          </table:table-cell>
          <table:table-cell office:value-type="float" office:value="2.75987841945289" calcext:value-type="float">
            <text:p>2.75987841945289</text:p>
          </table:table-cell>
        </table:table-row>
        <table:table-row table:style-name="ro1">
          <table:table-cell office:value-type="float" office:value="2.66366366366366" calcext:value-type="float">
            <text:p>2.66366366366366</text:p>
          </table:table-cell>
          <table:table-cell office:value-type="float" office:value="2.91774891774892" calcext:value-type="float">
            <text:p>2.91774891774892</text:p>
          </table:table-cell>
          <table:table-cell office:value-type="float" office:value="2.75606060606061" calcext:value-type="float">
            <text:p>2.75606060606061</text:p>
          </table:table-cell>
        </table:table-row>
        <table:table-row table:style-name="ro1">
          <table:table-cell office:value-type="float" office:value="2.66633565044687" calcext:value-type="float">
            <text:p>2.66633565044687</text:p>
          </table:table-cell>
          <table:table-cell office:value-type="float" office:value="2.91397849462366" calcext:value-type="float">
            <text:p>2.91397849462366</text:p>
          </table:table-cell>
          <table:table-cell office:value-type="float" office:value="2.76132930513595" calcext:value-type="float">
            <text:p>2.76132930513595</text:p>
          </table:table-cell>
        </table:table-row>
        <table:table-row table:style-name="ro1">
          <table:table-cell office:value-type="float" office:value="2.66896551724138" calcext:value-type="float">
            <text:p>2.6689655172413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2.76355421686747" calcext:value-type="float">
            <text:p>2.76355421686747</text:p>
          </table:table-cell>
        </table:table-row>
        <table:table-row table:style-name="ro1">
          <table:table-cell office:value-type="float" office:value="2.66666666666667" calcext:value-type="float">
            <text:p>2.66666666666667</text:p>
          </table:table-cell>
          <table:table-cell office:value-type="float" office:value="2.91932059447983" calcext:value-type="float">
            <text:p>2.91932059447983</text:p>
          </table:table-cell>
          <table:table-cell office:value-type="float" office:value="2.76576576576577" calcext:value-type="float">
            <text:p>2.76576576576577</text:p>
          </table:table-cell>
        </table:table-row>
        <table:table-row table:style-name="ro1">
          <table:table-cell office:value-type="float" office:value="2.66634335596508" calcext:value-type="float">
            <text:p>2.66634335596508</text:p>
          </table:table-cell>
          <table:table-cell office:value-type="float" office:value="2.91877637130802" calcext:value-type="float">
            <text:p>2.91877637130802</text:p>
          </table:table-cell>
          <table:table-cell office:value-type="float" office:value="2.76796407185629" calcext:value-type="float">
            <text:p>2.76796407185629</text:p>
          </table:table-cell>
        </table:table-row>
        <table:table-row table:style-name="ro1">
          <table:table-cell office:value-type="float" office:value="2.67244701348748" calcext:value-type="float">
            <text:p>2.67244701348748</text:p>
          </table:table-cell>
          <table:table-cell office:value-type="float" office:value="2.91928721174004" calcext:value-type="float">
            <text:p>2.91928721174004</text:p>
          </table:table-cell>
          <table:table-cell office:value-type="float" office:value="2.76865671641791" calcext:value-type="float">
            <text:p>2.76865671641791</text:p>
          </table:table-cell>
        </table:table-row>
        <table:table-row table:style-name="ro1">
          <table:table-cell office:value-type="float" office:value="2.67368421052632" calcext:value-type="float">
            <text:p>2.67368421052632</text:p>
          </table:table-cell>
          <table:table-cell office:value-type="float" office:value="2.92291666666667" calcext:value-type="float">
            <text:p>2.92291666666667</text:p>
          </table:table-cell>
          <table:table-cell office:value-type="float" office:value="2.76934523809524" calcext:value-type="float">
            <text:p>2.76934523809524</text:p>
          </table:table-cell>
        </table:table-row>
        <table:table-row table:style-name="ro1">
          <table:table-cell office:value-type="float" office:value="2.67205323193916" calcext:value-type="float">
            <text:p>2.67205323193916</text:p>
          </table:table-cell>
          <table:table-cell office:value-type="float" office:value="2.92028985507246" calcext:value-type="float">
            <text:p>2.92028985507246</text:p>
          </table:table-cell>
          <table:table-cell office:value-type="float" office:value="2.76557863501484" calcext:value-type="float">
            <text:p>2.76557863501484</text:p>
          </table:table-cell>
        </table:table-row>
        <table:table-row table:style-name="ro1">
          <table:table-cell office:value-type="float" office:value="2.67202268431002" calcext:value-type="float">
            <text:p>2.67202268431002</text:p>
          </table:table-cell>
          <table:table-cell office:value-type="float" office:value="2.92070030895984" calcext:value-type="float">
            <text:p>2.92070030895984</text:p>
          </table:table-cell>
          <table:table-cell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float" office:value="2.67293233082707" calcext:value-type="float">
            <text:p>2.67293233082707</text:p>
          </table:table-cell>
          <table:table-cell office:value-type="float" office:value="2.92418032786885" calcext:value-type="float">
            <text:p>2.92418032786885</text:p>
          </table:table-cell>
          <table:table-cell office:value-type="float" office:value="2.77433628318584" calcext:value-type="float">
            <text:p>2.77433628318584</text:p>
          </table:table-cell>
        </table:table-row>
        <table:table-row table:style-name="ro1">
          <table:table-cell office:value-type="float" office:value="2.6785046728972" calcext:value-type="float">
            <text:p>2.6785046728972</text:p>
          </table:table-cell>
          <table:table-cell office:value-type="float" office:value="2.92048929663609" calcext:value-type="float">
            <text:p>2.92048929663609</text:p>
          </table:table-cell>
          <table:table-cell office:value-type="float" office:value="2.77794117647059" calcext:value-type="float">
            <text:p>2.77794117647059</text:p>
          </table:table-cell>
        </table:table-row>
        <table:table-row table:style-name="ro1">
          <table:table-cell office:value-type="float" office:value="2.68093023255814" calcext:value-type="float">
            <text:p>2.68093023255814</text:p>
          </table:table-cell>
          <table:table-cell office:value-type="float" office:value="2.91886409736308" calcext:value-type="float">
            <text:p>2.91886409736308</text:p>
          </table:table-cell>
          <table:table-cell office:value-type="float" office:value="2.78152492668622" calcext:value-type="float">
            <text:p>2.78152492668622</text:p>
          </table:table-cell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2.91927346115035" calcext:value-type="float">
            <text:p>2.91927346115035</text:p>
          </table:table-cell>
          <table:table-cell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float" office:value="2.68663594470046" calcext:value-type="float">
            <text:p>2.68663594470046</text:p>
          </table:table-cell>
          <table:table-cell office:value-type="float" office:value="2.91767068273092" calcext:value-type="float">
            <text:p>2.91767068273092</text:p>
          </table:table-cell>
          <table:table-cell office:value-type="float" office:value="2.7798833819242" calcext:value-type="float">
            <text:p>2.7798833819242</text:p>
          </table:table-cell>
        </table:table-row>
        <table:table-row table:style-name="ro1">
          <table:table-cell office:value-type="float" office:value="2.68990825688073" calcext:value-type="float">
            <text:p>2.68990825688073</text:p>
          </table:table-cell>
          <table:table-cell office:value-type="float" office:value="2.91708291708292" calcext:value-type="float">
            <text:p>2.91708291708292</text:p>
          </table:table-cell>
          <table:table-cell office:value-type="float" office:value="2.78052325581395" calcext:value-type="float">
            <text:p>2.78052325581395</text:p>
          </table:table-cell>
        </table:table-row>
        <table:table-row table:style-name="ro1">
          <table:table-cell office:value-type="float" office:value="2.69041095890411" calcext:value-type="float">
            <text:p>2.69041095890411</text:p>
          </table:table-cell>
          <table:table-cell office:value-type="float" office:value="2.91252485089463" calcext:value-type="float">
            <text:p>2.91252485089463</text:p>
          </table:table-cell>
          <table:table-cell office:value-type="float" office:value="2.78115942028985" calcext:value-type="float">
            <text:p>2.78115942028985</text:p>
          </table:table-cell>
        </table:table-row>
        <table:table-row table:style-name="ro1">
          <table:table-cell office:value-type="float" office:value="2.69181818181818" calcext:value-type="float">
            <text:p>2.69181818181818</text:p>
          </table:table-cell>
          <table:table-cell office:value-type="float" office:value="2.90999010880317" calcext:value-type="float">
            <text:p>2.90999010880317</text:p>
          </table:table-cell>
          <table:table-cell office:value-type="float" office:value="2.78468208092486" calcext:value-type="float">
            <text:p>2.78468208092486</text:p>
          </table:table-cell>
        </table:table-row>
        <table:table-row table:style-name="ro1">
          <table:table-cell office:value-type="float" office:value="2.69773755656109" calcext:value-type="float">
            <text:p>2.69773755656109</text:p>
          </table:table-cell>
          <table:table-cell office:value-type="float" office:value="2.91043307086614" calcext:value-type="float">
            <text:p>2.91043307086614</text:p>
          </table:table-cell>
          <table:table-cell office:value-type="float" office:value="2.78674351585014" calcext:value-type="float">
            <text:p>2.78674351585014</text:p>
          </table:table-cell>
        </table:table-row>
        <table:table-row table:style-name="ro1">
          <table:table-cell office:value-type="float" office:value="2.6990990990991" calcext:value-type="float">
            <text:p>2.6990990990991</text:p>
          </table:table-cell>
          <table:table-cell office:value-type="float" office:value="2.91274509803922" calcext:value-type="float">
            <text:p>2.91274509803922</text:p>
          </table:table-cell>
          <table:table-cell office:value-type="float" office:value="2.79022988505747" calcext:value-type="float">
            <text:p>2.79022988505747</text:p>
          </table:table-cell>
        </table:table-row>
        <table:table-row table:style-name="ro1">
          <table:table-cell office:value-type="float" office:value="2.70134529147982" calcext:value-type="float">
            <text:p>2.70134529147982</text:p>
          </table:table-cell>
          <table:table-cell office:value-type="float" office:value="2.912109375" calcext:value-type="float">
            <text:p>2.912109375</text:p>
          </table:table-cell>
          <table:table-cell office:value-type="float" office:value="2.79369627507163" calcext:value-type="float">
            <text:p>2.79369627507163</text:p>
          </table:table-cell>
        </table:table-row>
        <table:table-row table:style-name="ro1">
          <table:table-cell office:value-type="float" office:value="2.70267857142857" calcext:value-type="float">
            <text:p>2.70267857142857</text:p>
          </table:table-cell>
          <table:table-cell office:value-type="float" office:value="2.91147859922179" calcext:value-type="float">
            <text:p>2.91147859922179</text:p>
          </table:table-cell>
          <table:table-cell office:value-type="float" office:value="2.79714285714286" calcext:value-type="float">
            <text:p>2.79714285714286</text:p>
          </table:table-cell>
        </table:table-row>
        <table:table-row table:style-name="ro1">
          <table:table-cell office:value-type="float" office:value="2.70577777777778" calcext:value-type="float">
            <text:p>2.70577777777778</text:p>
          </table:table-cell>
          <table:table-cell office:value-type="float" office:value="2.91085271317829" calcext:value-type="float">
            <text:p>2.91085271317829</text:p>
          </table:table-cell>
          <table:table-cell office:value-type="float" office:value="2.7991452991453" calcext:value-type="float">
            <text:p>2.7991452991453</text:p>
          </table:table-cell>
        </table:table-row>
        <table:table-row table:style-name="ro1">
          <table:table-cell office:value-type="float" office:value="2.70619469026549" calcext:value-type="float">
            <text:p>2.70619469026549</text:p>
          </table:table-cell>
          <table:table-cell office:value-type="float" office:value="2.91119691119691" calcext:value-type="float">
            <text:p>2.91119691119691</text:p>
          </table:table-cell>
          <table:table-cell office:value-type="float" office:value="2.79971590909091" calcext:value-type="float">
            <text:p>2.79971590909091</text:p>
          </table:table-cell>
        </table:table-row>
        <table:table-row table:style-name="ro1">
          <table:table-cell office:value-type="float" office:value="2.70925110132159" calcext:value-type="float">
            <text:p>2.70925110132159</text:p>
          </table:table-cell>
          <table:table-cell office:value-type="float" office:value="2.91153846153846" calcext:value-type="float">
            <text:p>2.91153846153846</text:p>
          </table:table-cell>
          <table:table-cell office:value-type="float" office:value="2.79745042492918" calcext:value-type="float">
            <text:p>2.79745042492918</text:p>
          </table:table-cell>
        </table:table-row>
        <table:table-row table:style-name="ro1">
          <table:table-cell office:value-type="float" office:value="2.71228070175439" calcext:value-type="float">
            <text:p>2.71228070175439</text:p>
          </table:table-cell>
          <table:table-cell office:value-type="float" office:value="2.90900383141762" calcext:value-type="float">
            <text:p>2.90900383141762</text:p>
          </table:table-cell>
          <table:table-cell office:value-type="float" office:value="2.79519774011299" calcext:value-type="float">
            <text:p>2.79519774011299</text:p>
          </table:table-cell>
        </table:table-row>
        <table:table-row table:style-name="ro1">
          <table:table-cell office:value-type="float" office:value="2.71703056768559" calcext:value-type="float">
            <text:p>2.71703056768559</text:p>
          </table:table-cell>
          <table:table-cell office:value-type="float" office:value="2.90917782026769" calcext:value-type="float">
            <text:p>2.90917782026769</text:p>
          </table:table-cell>
          <table:table-cell office:value-type="float" office:value="2.7943661971831" calcext:value-type="float">
            <text:p>2.7943661971831</text:p>
          </table:table-cell>
        </table:table-row>
        <table:table-row table:style-name="ro1">
          <table:table-cell office:value-type="float" office:value="2.71801566579634" calcext:value-type="float">
            <text:p>2.71801566579634</text:p>
          </table:table-cell>
          <table:table-cell office:value-type="float" office:value="2.9074427480916" calcext:value-type="float">
            <text:p>2.9074427480916</text:p>
          </table:table-cell>
          <table:table-cell office:value-type="float" office:value="2.80056179775281" calcext:value-type="float">
            <text:p>2.80056179775281</text:p>
          </table:table-cell>
        </table:table-row>
        <table:table-row table:style-name="ro1">
          <table:table-cell office:value-type="float" office:value="2.72072853425846" calcext:value-type="float">
            <text:p>2.72072853425846</text:p>
          </table:table-cell>
          <table:table-cell office:value-type="float" office:value="2.9047619047619" calcext:value-type="float">
            <text:p>2.9047619047619</text:p>
          </table:table-cell>
          <table:table-cell office:value-type="float" office:value="2.80392156862745" calcext:value-type="float">
            <text:p>2.80392156862745</text:p>
          </table:table-cell>
        </table:table-row>
        <table:table-row table:style-name="ro1">
          <table:table-cell office:value-type="float" office:value="2.72082973206569" calcext:value-type="float">
            <text:p>2.72082973206569</text:p>
          </table:table-cell>
          <table:table-cell office:value-type="float" office:value="2.90494296577947" calcext:value-type="float">
            <text:p>2.90494296577947</text:p>
          </table:table-cell>
          <table:table-cell office:value-type="float" office:value="2.80586592178771" calcext:value-type="float">
            <text:p>2.80586592178771</text:p>
          </table:table-cell>
        </table:table-row>
        <table:table-row table:style-name="ro1">
          <table:table-cell office:value-type="float" office:value="2.72179155900086" calcext:value-type="float">
            <text:p>2.72179155900086</text:p>
          </table:table-cell>
          <table:table-cell office:value-type="float" office:value="2.9022770398482" calcext:value-type="float">
            <text:p>2.9022770398482</text:p>
          </table:table-cell>
          <table:table-cell office:value-type="float" office:value="2.8050139275766" calcext:value-type="float">
            <text:p>2.8050139275766</text:p>
          </table:table-cell>
        </table:table-row>
        <table:table-row table:style-name="ro1">
          <table:table-cell office:value-type="float" office:value="2.72274678111588" calcext:value-type="float">
            <text:p>2.72274678111588</text:p>
          </table:table-cell>
          <table:table-cell office:value-type="float" office:value="2.90236966824645" calcext:value-type="float">
            <text:p>2.90236966824645</text:p>
          </table:table-cell>
          <table:table-cell office:value-type="float" office:value="2.80694444444444" calcext:value-type="float">
            <text:p>2.80694444444444</text:p>
          </table:table-cell>
        </table:table-row>
        <table:table-row table:style-name="ro1">
          <table:table-cell office:value-type="float" office:value="2.72626176218991" calcext:value-type="float">
            <text:p>2.72626176218991</text:p>
          </table:table-cell>
          <table:table-cell office:value-type="float" office:value="2.90246212121212" calcext:value-type="float">
            <text:p>2.90246212121212</text:p>
          </table:table-cell>
          <table:table-cell office:value-type="float" office:value="2.81024930747922" calcext:value-type="float">
            <text:p>2.81024930747922</text:p>
          </table:table-cell>
        </table:table-row>
        <table:table-row table:style-name="ro1">
          <table:table-cell office:value-type="float" office:value="2.72634271099744" calcext:value-type="float">
            <text:p>2.72634271099744</text:p>
          </table:table-cell>
          <table:table-cell office:value-type="float" office:value="2.90255439924314" calcext:value-type="float">
            <text:p>2.90255439924314</text:p>
          </table:table-cell>
          <table:table-cell office:value-type="float" office:value="2.80801104972376" calcext:value-type="float">
            <text:p>2.80801104972376</text:p>
          </table:table-cell>
        </table:table-row>
        <table:table-row table:style-name="ro1">
          <table:table-cell office:value-type="float" office:value="2.72812234494477" calcext:value-type="float">
            <text:p>2.72812234494477</text:p>
          </table:table-cell>
          <table:table-cell office:value-type="float" office:value="2.90359168241966" calcext:value-type="float">
            <text:p>2.90359168241966</text:p>
          </table:table-cell>
          <table:table-cell office:value-type="float" office:value="2.81129476584022" calcext:value-type="float">
            <text:p>2.81129476584022</text:p>
          </table:table-cell>
        </table:table-row>
        <table:table-row table:style-name="ro1">
          <table:table-cell office:value-type="float" office:value="2.72819644369179" calcext:value-type="float">
            <text:p>2.72819644369179</text:p>
          </table:table-cell>
          <table:table-cell office:value-type="float" office:value="2.90179414542021" calcext:value-type="float">
            <text:p>2.90179414542021</text:p>
          </table:table-cell>
          <table:table-cell office:value-type="float" office:value="2.80906593406593" calcext:value-type="float">
            <text:p>2.80906593406593</text:p>
          </table:table-cell>
        </table:table-row>
        <table:table-row table:style-name="ro1">
          <table:table-cell office:value-type="float" office:value="2.72827004219409" calcext:value-type="float">
            <text:p>2.72827004219409</text:p>
          </table:table-cell>
          <table:table-cell office:value-type="float" office:value="2.90188679245283" calcext:value-type="float">
            <text:p>2.90188679245283</text:p>
          </table:table-cell>
          <table:table-cell office:value-type="float" office:value="2.81095890410959" calcext:value-type="float">
            <text:p>2.81095890410959</text:p>
          </table:table-cell>
        </table:table-row>
        <table:table-row table:style-name="ro1">
          <table:table-cell office:value-type="float" office:value="2.7300252312868" calcext:value-type="float">
            <text:p>2.7300252312868</text:p>
          </table:table-cell>
          <table:table-cell office:value-type="float" office:value="2.90197926484449" calcext:value-type="float">
            <text:p>2.90197926484449</text:p>
          </table:table-cell>
          <table:table-cell office:value-type="float" office:value="2.81284153005464" calcext:value-type="float">
            <text:p>2.81284153005464</text:p>
          </table:table-cell>
        </table:table-row>
        <table:table-row table:style-name="ro1">
          <table:table-cell office:value-type="float" office:value="2.73176865046102" calcext:value-type="float">
            <text:p>2.73176865046102</text:p>
          </table:table-cell>
          <table:table-cell office:value-type="float" office:value="2.9030131826742" calcext:value-type="float">
            <text:p>2.9030131826742</text:p>
          </table:table-cell>
          <table:table-cell office:value-type="float" office:value="2.81471389645777" calcext:value-type="float">
            <text:p>2.81471389645777</text:p>
          </table:table-cell>
        </table:table-row>
        <table:table-row table:style-name="ro1">
          <table:table-cell office:value-type="float" office:value="2.73099415204678" calcext:value-type="float">
            <text:p>2.73099415204678</text:p>
          </table:table-cell>
          <table:table-cell office:value-type="float" office:value="2.90498588899341" calcext:value-type="float">
            <text:p>2.90498588899341</text:p>
          </table:table-cell>
          <table:table-cell office:value-type="float" office:value="2.81521739130435" calcext:value-type="float">
            <text:p>2.81521739130435</text:p>
          </table:table-cell>
        </table:table-row>
        <table:table-row table:style-name="ro1">
          <table:table-cell office:value-type="float" office:value="2.73105745212323" calcext:value-type="float">
            <text:p>2.73105745212323</text:p>
          </table:table-cell>
          <table:table-cell office:value-type="float" office:value="2.90413533834587" calcext:value-type="float">
            <text:p>2.90413533834587</text:p>
          </table:table-cell>
          <table:table-cell office:value-type="float" office:value="2.81842818428184" calcext:value-type="float">
            <text:p>2.81842818428184</text:p>
          </table:table-cell>
        </table:table-row>
        <table:table-row table:style-name="ro1">
          <table:table-cell office:value-type="float" office:value="2.73278008298755" calcext:value-type="float">
            <text:p>2.73278008298755</text:p>
          </table:table-cell>
          <table:table-cell office:value-type="float" office:value="2.90422535211268" calcext:value-type="float">
            <text:p>2.90422535211268</text:p>
          </table:table-cell>
          <table:table-cell office:value-type="float" office:value="2.81891891891892" calcext:value-type="float">
            <text:p>2.81891891891892</text:p>
          </table:table-cell>
        </table:table-row>
        <table:table-row table:style-name="ro1">
          <table:table-cell office:value-type="float" office:value="2.73531844499586" calcext:value-type="float">
            <text:p>2.73531844499586</text:p>
          </table:table-cell>
          <table:table-cell office:value-type="float" office:value="2.90525328330206" calcext:value-type="float">
            <text:p>2.90525328330206</text:p>
          </table:table-cell>
          <table:table-cell office:value-type="float" office:value="2.81940700808625" calcext:value-type="float">
            <text:p>2.81940700808625</text:p>
          </table:table-cell>
        </table:table-row>
        <table:table-row table:style-name="ro1">
          <table:table-cell office:value-type="float" office:value="2.73289365210223" calcext:value-type="float">
            <text:p>2.73289365210223</text:p>
          </table:table-cell>
          <table:table-cell office:value-type="float" office:value="2.90440487347704" calcext:value-type="float">
            <text:p>2.90440487347704</text:p>
          </table:table-cell>
          <table:table-cell office:value-type="float" office:value="2.8252688172043" calcext:value-type="float">
            <text:p>2.8252688172043</text:p>
          </table:table-cell>
        </table:table-row>
        <table:table-row table:style-name="ro1">
          <table:table-cell office:value-type="float" office:value="2.7354149548069" calcext:value-type="float">
            <text:p>2.7354149548069</text:p>
          </table:table-cell>
          <table:table-cell office:value-type="float" office:value="2.90262172284644" calcext:value-type="float">
            <text:p>2.90262172284644</text:p>
          </table:table-cell>
          <table:table-cell office:value-type="float" office:value="2.82573726541555" calcext:value-type="float">
            <text:p>2.82573726541555</text:p>
          </table:table-cell>
        </table:table-row>
        <table:table-row table:style-name="ro1">
          <table:table-cell office:value-type="float" office:value="2.73382473382473" calcext:value-type="float">
            <text:p>2.73382473382473</text:p>
          </table:table-cell>
          <table:table-cell office:value-type="float" office:value="2.90458372310571" calcext:value-type="float">
            <text:p>2.90458372310571</text:p>
          </table:table-cell>
          <table:table-cell office:value-type="float" office:value="2.82887700534759" calcext:value-type="float">
            <text:p>2.82887700534759</text:p>
          </table:table-cell>
        </table:table-row>
        <table:table-row table:style-name="ro1">
          <table:table-cell office:value-type="float" office:value="2.7330612244898" calcext:value-type="float">
            <text:p>2.7330612244898</text:p>
          </table:table-cell>
          <table:table-cell office:value-type="float" office:value="2.90467289719626" calcext:value-type="float">
            <text:p>2.90467289719626</text:p>
          </table:table-cell>
          <table:table-cell office:value-type="float" office:value="2.82933333333333" calcext:value-type="float">
            <text:p>2.82933333333333</text:p>
          </table:table-cell>
        </table:table-row>
        <table:table-row table:style-name="ro1">
          <table:table-cell office:value-type="float" office:value="2.73555736371033" calcext:value-type="float">
            <text:p>2.73555736371033</text:p>
          </table:table-cell>
          <table:table-cell office:value-type="float" office:value="2.90662931839402" calcext:value-type="float">
            <text:p>2.90662931839402</text:p>
          </table:table-cell>
          <table:table-cell office:value-type="float" office:value="2.82978723404255" calcext:value-type="float">
            <text:p>2.82978723404255</text:p>
          </table:table-cell>
        </table:table-row>
        <table:table-row table:style-name="ro1">
          <table:table-cell office:value-type="float" office:value="2.73641524736415" calcext:value-type="float">
            <text:p>2.73641524736415</text:p>
          </table:table-cell>
          <table:table-cell office:value-type="float" office:value="2.90764925373134" calcext:value-type="float">
            <text:p>2.90764925373134</text:p>
          </table:table-cell>
          <table:table-cell office:value-type="float" office:value="2.83023872679045" calcext:value-type="float">
            <text:p>2.83023872679045</text:p>
          </table:table-cell>
        </table:table-row>
        <table:table-row table:style-name="ro1">
          <table:table-cell office:value-type="float" office:value="2.73807599029911" calcext:value-type="float">
            <text:p>2.73807599029911</text:p>
          </table:table-cell>
          <table:table-cell office:value-type="float" office:value="2.90773532152842" calcext:value-type="float">
            <text:p>2.90773532152842</text:p>
          </table:table-cell>
          <table:table-cell office:value-type="float" office:value="2.82936507936508" calcext:value-type="float">
            <text:p>2.82936507936508</text:p>
          </table:table-cell>
        </table:table-row>
        <table:table-row table:style-name="ro1">
          <table:table-cell office:value-type="float" office:value="2.74053182917002" calcext:value-type="float">
            <text:p>2.74053182917002</text:p>
          </table:table-cell>
          <table:table-cell office:value-type="float" office:value="2.9096834264432" calcext:value-type="float">
            <text:p>2.9096834264432</text:p>
          </table:table-cell>
          <table:table-cell office:value-type="float" office:value="2.8311345646438" calcext:value-type="float">
            <text:p>2.8311345646438</text:p>
          </table:table-cell>
        </table:table-row>
        <table:table-row table:style-name="ro1">
          <table:table-cell office:value-type="float" office:value="2.7395498392283" calcext:value-type="float">
            <text:p>2.7395498392283</text:p>
          </table:table-cell>
          <table:table-cell office:value-type="float" office:value="2.90883720930233" calcext:value-type="float">
            <text:p>2.90883720930233</text:p>
          </table:table-cell>
          <table:table-cell office:value-type="float" office:value="2.83026315789474" calcext:value-type="float">
            <text:p>2.83026315789474</text:p>
          </table:table-cell>
        </table:table-row>
        <table:table-row table:style-name="ro1">
          <table:table-cell office:value-type="float" office:value="2.73937449879711" calcext:value-type="float">
            <text:p>2.73937449879711</text:p>
          </table:table-cell>
          <table:table-cell office:value-type="float" office:value="2.90799256505576" calcext:value-type="float">
            <text:p>2.90799256505576</text:p>
          </table:table-cell>
          <table:table-cell office:value-type="float" office:value="2.82677165354331" calcext:value-type="float">
            <text:p>2.82677165354331</text:p>
          </table:table-cell>
        </table:table-row>
        <table:table-row table:style-name="ro1">
          <table:table-cell office:value-type="float" office:value="2.7384" calcext:value-type="float">
            <text:p>2.7384</text:p>
          </table:table-cell>
          <table:table-cell office:value-type="float" office:value="2.90900649953575" calcext:value-type="float">
            <text:p>2.90900649953575</text:p>
          </table:table-cell>
          <table:table-cell office:value-type="float" office:value="2.82460732984293" calcext:value-type="float">
            <text:p>2.82460732984293</text:p>
          </table:table-cell>
        </table:table-row>
        <table:table-row table:style-name="ro1">
          <table:table-cell office:value-type="float" office:value="2.73982442138867" calcext:value-type="float">
            <text:p>2.73982442138867</text:p>
          </table:table-cell>
          <table:table-cell office:value-type="float" office:value="2.90816326530612" calcext:value-type="float">
            <text:p>2.90816326530612</text:p>
          </table:table-cell>
          <table:table-cell office:value-type="float" office:value="2.82114882506527" calcext:value-type="float">
            <text:p>2.82114882506527</text:p>
          </table:table-cell>
        </table:table-row>
        <table:table-row table:style-name="ro1">
          <table:table-cell office:value-type="float" office:value="2.74044585987261" calcext:value-type="float">
            <text:p>2.74044585987261</text:p>
          </table:table-cell>
          <table:table-cell office:value-type="float" office:value="2.90732159406858" calcext:value-type="float">
            <text:p>2.90732159406858</text:p>
          </table:table-cell>
          <table:table-cell office:value-type="float" office:value="2.81770833333333" calcext:value-type="float">
            <text:p>2.81770833333333</text:p>
          </table:table-cell>
        </table:table-row>
        <table:table-row table:style-name="ro1">
          <table:table-cell office:value-type="float" office:value="2.73947577442415" calcext:value-type="float">
            <text:p>2.73947577442415</text:p>
          </table:table-cell>
          <table:table-cell office:value-type="float" office:value="2.90833333333333" calcext:value-type="float">
            <text:p>2.90833333333333</text:p>
          </table:table-cell>
          <table:table-cell office:value-type="float" office:value="2.82077922077922" calcext:value-type="float">
            <text:p>2.82077922077922</text:p>
          </table:table-cell>
        </table:table-row>
        <table:table-row table:style-name="ro1">
          <table:table-cell office:value-type="float" office:value="2.73771790808241" calcext:value-type="float">
            <text:p>2.73771790808241</text:p>
          </table:table-cell>
          <table:table-cell office:value-type="float" office:value="2.90934320074006" calcext:value-type="float">
            <text:p>2.90934320074006</text:p>
          </table:table-cell>
          <table:table-cell office:value-type="float" office:value="2.82383419689119" calcext:value-type="float">
            <text:p>2.82383419689119</text:p>
          </table:table-cell>
        </table:table-row>
        <table:table-row table:style-name="ro1">
          <table:table-cell office:value-type="float" office:value="2.73833992094862" calcext:value-type="float">
            <text:p>2.73833992094862</text:p>
          </table:table-cell>
          <table:table-cell office:value-type="float" office:value="2.91035120147874" calcext:value-type="float">
            <text:p>2.91035120147874</text:p>
          </table:table-cell>
          <table:table-cell office:value-type="float" office:value="2.82687338501292" calcext:value-type="float">
            <text:p>2.82687338501292</text:p>
          </table:table-cell>
        </table:table-row>
        <table:table-row table:style-name="ro1">
          <table:table-cell office:value-type="float" office:value="2.73817034700315" calcext:value-type="float">
            <text:p>2.73817034700315</text:p>
          </table:table-cell>
          <table:table-cell office:value-type="float" office:value="2.91135734072022" calcext:value-type="float">
            <text:p>2.91135734072022</text:p>
          </table:table-cell>
          <table:table-cell office:value-type="float" office:value="2.82860824742268" calcext:value-type="float">
            <text:p>2.82860824742268</text:p>
          </table:table-cell>
        </table:table-row>
        <table:table-row table:style-name="ro1">
          <table:table-cell office:value-type="float" office:value="2.73937007874016" calcext:value-type="float">
            <text:p>2.73937007874016</text:p>
          </table:table-cell>
          <table:table-cell office:value-type="float" office:value="2.91051660516605" calcext:value-type="float">
            <text:p>2.91051660516605</text:p>
          </table:table-cell>
          <table:table-cell office:value-type="float" office:value="2.83161953727506" calcext:value-type="float">
            <text:p>2.83161953727506</text:p>
          </table:table-cell>
        </table:table-row>
        <table:table-row table:style-name="ro1">
          <table:table-cell office:value-type="float" office:value="2.73800157356412" calcext:value-type="float">
            <text:p>2.73800157356412</text:p>
          </table:table-cell>
          <table:table-cell office:value-type="float" office:value="2.90967741935484" calcext:value-type="float">
            <text:p>2.90967741935484</text:p>
          </table:table-cell>
          <table:table-cell office:value-type="float" office:value="2.83589743589744" calcext:value-type="float">
            <text:p>2.83589743589744</text:p>
          </table:table-cell>
        </table:table-row>
        <table:table-row table:style-name="ro1">
          <table:table-cell office:value-type="float" office:value="2.73899371069182" calcext:value-type="float">
            <text:p>2.73899371069182</text:p>
          </table:table-cell>
          <table:table-cell office:value-type="float" office:value="2.90791896869245" calcext:value-type="float">
            <text:p>2.90791896869245</text:p>
          </table:table-cell>
          <table:table-cell office:value-type="float" office:value="2.83887468030691" calcext:value-type="float">
            <text:p>2.83887468030691</text:p>
          </table:table-cell>
        </table:table-row>
        <table:table-row table:style-name="ro1">
          <table:table-cell office:value-type="float" office:value="2.73998428908091" calcext:value-type="float">
            <text:p>2.73998428908091</text:p>
          </table:table-cell>
          <table:table-cell office:value-type="float" office:value="2.90800367985281" calcext:value-type="float">
            <text:p>2.90800367985281</text:p>
          </table:table-cell>
          <table:table-cell office:value-type="float" office:value="2.8405612244898" calcext:value-type="float">
            <text:p>2.840561224489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0808823529412" calcext:value-type="float">
            <text:p>2.90808823529412</text:p>
          </table:table-cell>
          <table:table-cell office:value-type="float" office:value="2.84223918575064" calcext:value-type="float">
            <text:p>2.84223918575064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000918273646" calcext:value-type="float">
            <text:p>2.91000918273646</text:p>
          </table:table-cell>
          <table:table-cell office:value-type="float" office:value="2.84517766497462" calcext:value-type="float">
            <text:p>2.84517766497462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100917431193" calcext:value-type="float">
            <text:p>2.91100917431193</text:p>
          </table:table-cell>
          <table:table-cell office:value-type="float" office:value="2.84810126582278" calcext:value-type="float">
            <text:p>2.8481012658227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00733272227" calcext:value-type="float">
            <text:p>2.91200733272227</text:p>
          </table:table-cell>
          <table:table-cell office:value-type="float" office:value="2.84848484848485" calcext:value-type="float">
            <text:p>2.84848484848485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300366300366" calcext:value-type="float">
            <text:p>2.91300366300366</text:p>
          </table:table-cell>
          <table:table-cell office:value-type="float" office:value="2.85264483627204" calcext:value-type="float">
            <text:p>2.85264483627204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399817017383" calcext:value-type="float">
            <text:p>2.91399817017383</text:p>
          </table:table-cell>
          <table:table-cell office:value-type="float" office:value="2.85157232704403" calcext:value-type="float">
            <text:p>2.85157232704403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316270566728" calcext:value-type="float">
            <text:p>2.91316270566728</text:p>
          </table:table-cell>
          <table:table-cell office:value-type="float" office:value="2.85175879396985" calcext:value-type="float">
            <text:p>2.85175879396985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141552511416" calcext:value-type="float">
            <text:p>2.91141552511416</text:p>
          </table:table-cell>
          <table:table-cell office:value-type="float" office:value="2.85319949811794" calcext:value-type="float">
            <text:p>2.85319949811794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0875912409" calcext:value-type="float">
            <text:p>2.91240875912409</text:p>
          </table:table-cell>
          <table:table-cell office:value-type="float" office:value="2.8546365914787" calcext:value-type="float">
            <text:p>2.8546365914787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481852315394" calcext:value-type="float">
            <text:p>2.85481852315394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" calcext:value-type="float">
            <text:p>2.855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18102372035" calcext:value-type="float">
            <text:p>2.85518102372035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660847880299" calcext:value-type="float">
            <text:p>2.85660847880299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927770859278" calcext:value-type="float">
            <text:p>2.8592777085927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820895522388" calcext:value-type="float">
            <text:p>2.85820895522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483870967742" calcext:value-type="float">
            <text:p>2.85483870967742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377942998761" calcext:value-type="float">
            <text:p>2.85377942998761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19801980198" calcext:value-type="float">
            <text:p>2.8551980198019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414091470952" calcext:value-type="float">
            <text:p>2.85414091470952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308641975309" calcext:value-type="float">
            <text:p>2.85308641975309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326757090012" calcext:value-type="float">
            <text:p>2.85326757090012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467980295566" calcext:value-type="float">
            <text:p>2.85467980295566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485854858549" calcext:value-type="float">
            <text:p>2.85485854858549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03685503686" calcext:value-type="float">
            <text:p>2.85503685503686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21472392638" calcext:value-type="float">
            <text:p>2.8552147239263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39215686275" calcext:value-type="float">
            <text:p>2.85539215686275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56915544676" calcext:value-type="float">
            <text:p>2.85556915544676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74572127139" calcext:value-type="float">
            <text:p>2.85574572127139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592185592186" calcext:value-type="float">
            <text:p>2.85592185592186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609756097561" calcext:value-type="float">
            <text:p>2.85609756097561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749086479903" calcext:value-type="float">
            <text:p>2.85749086479903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888077858881" calcext:value-type="float">
            <text:p>2.85888077858881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5905224787363" calcext:value-type="float">
            <text:p>2.85905224787363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  <table:table-row table:style-name="ro1">
          <table:table-cell office:value-type="float" office:value="2.74097331240188" calcext:value-type="float">
            <text:p>2.74097331240188</text:p>
          </table:table-cell>
          <table:table-cell office:value-type="float" office:value="2.91248860528715" calcext:value-type="float">
            <text:p>2.91248860528715</text:p>
          </table:table-cell>
          <table:table-cell office:value-type="float" office:value="2.86043689320388" calcext:value-type="float">
            <text:p>2.86043689320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3:31:58.793100331</dc:date>
    <meta:editing-duration>PT4M20S</meta:editing-duration>
    <meta:editing-cycles>1</meta:editing-cycles>
    <meta:document-statistic meta:table-count="1" meta:cell-count="2094" meta:object-count="1"/>
    <meta:generator>LibreOffice/5.2.3.3$Linux_X86_64 LibreOffice_project/2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07cm" svg:height="15.36cm" xlink:href=".." xlink:type="simple" chart:class="chart:line" chart:style-name="ch1">
        <chart:legend chart:legend-position="end" svg:x="24.825cm" svg:y="6.883cm" style:legend-expansion="high" chart:style-name="ch2"/>
        <chart:plot-area chart:style-name="ch3" table:cell-range-address="strategy.A1:strategy.C70" chart:data-source-has-labels="row" svg:x="0.546cm" svg:y="0.307cm" svg:width="23.733cm" svg:height="14.746cm">
          <chartooo:coordinate-region svg:x="1.273cm" svg:y="0.507cm" svg:width="23.006cm" svg:height="13.7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rategy.A1:strategy.A70" loext:label-string="random" chart:class="chart:line">
            <chart:data-point chart:repeated="70"/>
          </chart:series>
          <chart:series chart:style-name="ch8" chart:values-cell-range-address="strategy.B1:strategy.B70" loext:label-string="content" chart:class="chart:line">
            <chart:data-point chart:repeated="70"/>
          </chart:series>
          <chart:series chart:style-name="ch9" chart:values-cell-range-address="strategy.C1:strategy.C70" loext:label-string="user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content</text:p>
              </table:table-cell>
              <table:table-cell office:value-type="string">
                <text:p>us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368421052632">
                <text:p>2.47368421052632</text:p>
                <draw:g>
                  <svg:desc>strategy.A1:strategy.A70</svg:desc>
                </draw:g>
              </table:table-cell>
              <table:table-cell office:value-type="float" office:value="2.33333333333333">
                <text:p>2.33333333333333</text:p>
                <draw:g>
                  <svg:desc>strategy.B1:strategy.B70</svg:desc>
                </draw:g>
              </table:table-cell>
              <table:table-cell office:value-type="float" office:value="2.77777777777778">
                <text:p>2.77777777777778</text:p>
                <draw:g>
                  <svg:desc>strategy.C1:strategy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947368421053">
                <text:p>2.28947368421053</text:p>
              </table:table-cell>
              <table:table-cell office:value-type="float" office:value="2.35714285714286">
                <text:p>2.35714285714286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578947368421">
                <text:p>2.3157894736842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61111111111111">
                <text:p>2.6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68421052632">
                <text:p>2.47368421052632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421052631579">
                <text:p>2.48421052631579</text:p>
              </table:table-cell>
              <table:table-cell office:value-type="float" office:value="2.51428571428571">
                <text:p>2.51428571428571</text:p>
              </table:table-cell>
              <table:table-cell office:value-type="float" office:value="2.63333333333333">
                <text:p>2.6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508771929825">
                <text:p>2.53508771929825</text:p>
              </table:table-cell>
              <table:table-cell office:value-type="float" office:value="2.5952380952381">
                <text:p>2.5952380952381</text:p>
              </table:table-cell>
              <table:table-cell office:value-type="float" office:value="2.63888888888889">
                <text:p>2.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2.64625850340136">
                <text:p>2.64625850340136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842105263158">
                <text:p>2.61842105263158</text:p>
              </table:table-cell>
              <table:table-cell office:value-type="float" office:value="2.67261904761905">
                <text:p>2.67261904761905</text:p>
              </table:table-cell>
              <table:table-cell office:value-type="float" office:value="2.52777777777778">
                <text:p>2.52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1851851851852">
                <text:p>2.51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578947368421">
                <text:p>2.61578947368421</text:p>
              </table:table-cell>
              <table:table-cell office:value-type="float" office:value="2.68095238095238">
                <text:p>2.68095238095238</text:p>
              </table:table-cell>
              <table:table-cell office:value-type="float" office:value="2.54444444444444">
                <text:p>2.5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679425837321">
                <text:p>2.62679425837321</text:p>
              </table:table-cell>
              <table:table-cell office:value-type="float" office:value="2.64502164502164">
                <text:p>2.64502164502164</text:p>
              </table:table-cell>
              <table:table-cell office:value-type="float" office:value="2.55555555555556">
                <text:p>2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6481481481481">
                <text:p>2.56481481481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4777327935223">
                <text:p>2.64777327935223</text:p>
              </table:table-cell>
              <table:table-cell office:value-type="float" office:value="2.64835164835165">
                <text:p>2.64835164835165</text:p>
              </table:table-cell>
              <table:table-cell office:value-type="float" office:value="2.58974358974359">
                <text:p>2.58974358974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2781954887218">
                <text:p>2.62781954887218</text:p>
              </table:table-cell>
              <table:table-cell office:value-type="float" office:value="2.64505119453925">
                <text:p>2.64505119453925</text:p>
              </table:table-cell>
              <table:table-cell office:value-type="float" office:value="2.58565737051793">
                <text:p>2.58565737051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80701754386">
                <text:p>2.6280701754386</text:p>
              </table:table-cell>
              <table:table-cell office:value-type="float" office:value="2.64102564102564">
                <text:p>2.64102564102564</text:p>
              </table:table-cell>
              <table:table-cell office:value-type="float" office:value="2.58955223880597">
                <text:p>2.58955223880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3815789473684">
                <text:p>2.63815789473684</text:p>
              </table:table-cell>
              <table:table-cell office:value-type="float" office:value="2.62121212121212">
                <text:p>2.62121212121212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56346749226">
                <text:p>2.6656346749226</text:p>
              </table:table-cell>
              <table:table-cell office:value-type="float" office:value="2.6235632183908">
                <text:p>2.6235632183908</text:p>
              </table:table-cell>
              <table:table-cell office:value-type="float" office:value="2.5794701986755">
                <text:p>2.5794701986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8621700879765">
                <text:p>2.68621700879765</text:p>
              </table:table-cell>
              <table:table-cell office:value-type="float" office:value="2.63114754098361">
                <text:p>2.63114754098361</text:p>
              </table:table-cell>
              <table:table-cell office:value-type="float" office:value="2.59561128526646">
                <text:p>2.59561128526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7130919220056">
                <text:p>2.67130919220056</text:p>
              </table:table-cell>
              <table:table-cell office:value-type="float" office:value="2.65625">
                <text:p>2.65625</text:p>
              </table:table-cell>
              <table:table-cell office:value-type="float" office:value="2.61011904761905">
                <text:p>2.610119047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021276595745">
                <text:p>2.67021276595745</text:p>
              </table:table-cell>
              <table:table-cell office:value-type="float" office:value="2.68407960199005">
                <text:p>2.68407960199005</text:p>
              </table:table-cell>
              <table:table-cell office:value-type="float" office:value="2.63352272727273">
                <text:p>2.6335227272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6157760814249">
                <text:p>2.66157760814249</text:p>
              </table:table-cell>
              <table:table-cell office:value-type="float" office:value="2.68571428571429">
                <text:p>2.68571428571429</text:p>
              </table:table-cell>
              <table:table-cell office:value-type="float" office:value="2.64945652173913">
                <text:p>2.6494565217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5853658536585">
                <text:p>2.65853658536585</text:p>
              </table:table-cell>
              <table:table-cell office:value-type="float" office:value="2.68721461187215">
                <text:p>2.68721461187215</text:p>
              </table:table-cell>
              <table:table-cell office:value-type="float" office:value="2.65104166666667">
                <text:p>2.651041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6901408450704">
                <text:p>2.66901408450704</text:p>
              </table:table-cell>
              <table:table-cell office:value-type="float" office:value="2.69517543859649">
                <text:p>2.69517543859649</text:p>
              </table:table-cell>
              <table:table-cell office:value-type="float" office:value="2.6225">
                <text:p>2.6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7873303167421">
                <text:p>2.67873303167421</text:p>
              </table:table-cell>
              <table:table-cell office:value-type="float" office:value="2.68354430379747">
                <text:p>2.68354430379747</text:p>
              </table:table-cell>
              <table:table-cell office:value-type="float" office:value="2.6289156626506">
                <text:p>2.6289156626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8995633187773">
                <text:p>2.68995633187773</text:p>
              </table:table-cell>
              <table:table-cell office:value-type="float" office:value="2.70468431771894">
                <text:p>2.70468431771894</text:p>
              </table:table-cell>
              <table:table-cell office:value-type="float" office:value="2.62470862470863">
                <text:p>2.62470862470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151898734177">
                <text:p>2.72151898734177</text:p>
              </table:table-cell>
              <table:table-cell office:value-type="float" office:value="2.69685039370079">
                <text:p>2.69685039370079</text:p>
              </table:table-cell>
              <table:table-cell office:value-type="float" office:value="2.61764705882353">
                <text:p>2.61764705882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1632653061225">
                <text:p>2.71632653061225</text:p>
              </table:table-cell>
              <table:table-cell office:value-type="float" office:value="2.7093690248566">
                <text:p>2.7093690248566</text:p>
              </table:table-cell>
              <table:table-cell office:value-type="float" office:value="2.62555066079295">
                <text:p>2.62555066079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683168316832">
                <text:p>2.71683168316832</text:p>
              </table:table-cell>
              <table:table-cell office:value-type="float" office:value="2.71322160148976">
                <text:p>2.71322160148976</text:p>
              </table:table-cell>
              <table:table-cell office:value-type="float" office:value="2.62875536480687">
                <text:p>2.62875536480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1730769230769">
                <text:p>2.71730769230769</text:p>
              </table:table-cell>
              <table:table-cell office:value-type="float" office:value="2.71687840290381">
                <text:p>2.71687840290381</text:p>
              </table:table-cell>
              <table:table-cell office:value-type="float" office:value="2.64225941422594">
                <text:p>2.642259414225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3644859813084">
                <text:p>2.73644859813084</text:p>
              </table:table-cell>
              <table:table-cell office:value-type="float" office:value="2.71150442477876">
                <text:p>2.71150442477876</text:p>
              </table:table-cell>
              <table:table-cell office:value-type="float" office:value="2.65918367346939">
                <text:p>2.65918367346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431693989071">
                <text:p>2.7431693989071</text:p>
              </table:table-cell>
              <table:table-cell office:value-type="float" office:value="2.72020725388601">
                <text:p>2.72020725388601</text:p>
              </table:table-cell>
              <table:table-cell office:value-type="float" office:value="2.66135458167331">
                <text:p>2.661354581673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953736654804">
                <text:p>2.72953736654804</text:p>
              </table:table-cell>
              <table:table-cell office:value-type="float" office:value="2.7318718381113">
                <text:p>2.7318718381113</text:p>
              </table:table-cell>
              <table:table-cell office:value-type="float" office:value="2.64774951076321">
                <text:p>2.64774951076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1130434782609">
                <text:p>2.71130434782609</text:p>
              </table:table-cell>
              <table:table-cell office:value-type="float" office:value="2.74794069192751">
                <text:p>2.74794069192751</text:p>
              </table:table-cell>
              <table:table-cell office:value-type="float" office:value="2.65317919075144">
                <text:p>2.65317919075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9897959183673">
                <text:p>2.69897959183673</text:p>
              </table:table-cell>
              <table:table-cell office:value-type="float" office:value="2.76489533011272">
                <text:p>2.76489533011272</text:p>
              </table:table-cell>
              <table:table-cell office:value-type="float" office:value="2.64828897338403">
                <text:p>2.64828897338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885191347754">
                <text:p>2.68885191347754</text:p>
              </table:table-cell>
              <table:table-cell office:value-type="float" office:value="2.7693522906793">
                <text:p>2.7693522906793</text:p>
              </table:table-cell>
              <table:table-cell office:value-type="float" office:value="2.66041275797373">
                <text:p>2.66041275797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85667752443">
                <text:p>2.685667752443</text:p>
              </table:table-cell>
              <table:table-cell office:value-type="float" office:value="2.77639751552795">
                <text:p>2.77639751552795</text:p>
              </table:table-cell>
              <table:table-cell office:value-type="float" office:value="2.66481481481481">
                <text:p>2.66481481481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8261562998405">
                <text:p>2.68261562998405</text:p>
              </table:table-cell>
              <table:table-cell office:value-type="float" office:value="2.78778625954198">
                <text:p>2.78778625954198</text:p>
              </table:table-cell>
              <table:table-cell office:value-type="float" office:value="2.67706422018349">
                <text:p>2.67706422018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8857589984351">
                <text:p>2.68857589984351</text:p>
              </table:table-cell>
              <table:table-cell office:value-type="float" office:value="2.78528528528529">
                <text:p>2.78528528528529</text:p>
              </table:table-cell>
              <table:table-cell office:value-type="float" office:value="2.68488160291439">
                <text:p>2.68488160291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8970814132104">
                <text:p>2.68970814132104</text:p>
              </table:table-cell>
              <table:table-cell office:value-type="float" office:value="2.79289940828402">
                <text:p>2.79289940828402</text:p>
              </table:table-cell>
              <table:table-cell office:value-type="float" office:value="2.69439421338155">
                <text:p>2.69439421338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7930029154519">
                <text:p>2.7930029154519</text:p>
              </table:table-cell>
              <table:table-cell office:value-type="float" office:value="2.69658886894075">
                <text:p>2.69658886894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9185185185185">
                <text:p>2.69185185185185</text:p>
              </table:table-cell>
              <table:table-cell office:value-type="float" office:value="2.79597701149425">
                <text:p>2.79597701149425</text:p>
              </table:table-cell>
              <table:table-cell office:value-type="float" office:value="2.6969696969697">
                <text:p>2.6969696969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8850072780204">
                <text:p>2.68850072780204</text:p>
              </table:table-cell>
              <table:table-cell office:value-type="float" office:value="2.80169971671388">
                <text:p>2.80169971671388</text:p>
              </table:table-cell>
              <table:table-cell office:value-type="float" office:value="2.70265486725664">
                <text:p>2.70265486725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8812589413448">
                <text:p>2.68812589413448</text:p>
              </table:table-cell>
              <table:table-cell office:value-type="float" office:value="2.8072625698324">
                <text:p>2.8072625698324</text:p>
              </table:table-cell>
              <table:table-cell office:value-type="float" office:value="2.70826010544815">
                <text:p>2.70826010544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98312236287">
                <text:p>2.69198312236287</text:p>
              </table:table-cell>
              <table:table-cell office:value-type="float" office:value="2.80165289256198">
                <text:p>2.80165289256198</text:p>
              </table:table-cell>
              <table:table-cell office:value-type="float" office:value="2.71029668411867">
                <text:p>2.71029668411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8741355463347">
                <text:p>2.68741355463347</text:p>
              </table:table-cell>
              <table:table-cell office:value-type="float" office:value="2.8108843537415">
                <text:p>2.8108843537415</text:p>
              </table:table-cell>
              <table:table-cell office:value-type="float" office:value="2.71403812824957">
                <text:p>2.71403812824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8163265306122">
                <text:p>2.68163265306122</text:p>
              </table:table-cell>
              <table:table-cell office:value-type="float" office:value="2.81182795698925">
                <text:p>2.81182795698925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7871485943775">
                <text:p>2.67871485943775</text:p>
              </table:table-cell>
              <table:table-cell office:value-type="float" office:value="2.81142098273572">
                <text:p>2.81142098273572</text:p>
              </table:table-cell>
              <table:table-cell office:value-type="float" office:value="2.71794871794872">
                <text:p>2.71794871794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7061923583663">
                <text:p>2.67061923583663</text:p>
              </table:table-cell>
              <table:table-cell office:value-type="float" office:value="2.82020997375328">
                <text:p>2.82020997375328</text:p>
              </table:table-cell>
              <table:table-cell office:value-type="float" office:value="2.72835314091681">
                <text:p>2.72835314091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757457846952">
                <text:p>2.6757457846952</text:p>
              </table:table-cell>
              <table:table-cell office:value-type="float" office:value="2.82360570687419">
                <text:p>2.82360570687419</text:p>
              </table:table-cell>
              <table:table-cell office:value-type="float" office:value="2.7318718381113">
                <text:p>2.7318718381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688378033206">
                <text:p>2.67688378033206</text:p>
              </table:table-cell>
              <table:table-cell office:value-type="float" office:value="2.82435897435897">
                <text:p>2.82435897435897</text:p>
              </table:table-cell>
              <table:table-cell office:value-type="float" office:value="2.73534338358459">
                <text:p>2.73534338358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8805031446541">
                <text:p>2.68805031446541</text:p>
              </table:table-cell>
              <table:table-cell office:value-type="float" office:value="2.82889733840304">
                <text:p>2.82889733840304</text:p>
              </table:table-cell>
              <table:table-cell office:value-type="float" office:value="2.73710482529118">
                <text:p>2.73710482529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7781908302354">
                <text:p>2.67781908302354</text:p>
              </table:table-cell>
              <table:table-cell office:value-type="float" office:value="2.82957393483709">
                <text:p>2.82957393483709</text:p>
              </table:table-cell>
              <table:table-cell office:value-type="float" office:value="2.73553719008264">
                <text:p>2.73553719008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7399267399267">
                <text:p>2.67399267399267</text:p>
              </table:table-cell>
              <table:table-cell office:value-type="float" office:value="2.83890954151177">
                <text:p>2.83890954151177</text:p>
              </table:table-cell>
              <table:table-cell office:value-type="float" office:value="2.73891625615764">
                <text:p>2.73891625615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76293622142">
                <text:p>2.676293622142</text:p>
              </table:table-cell>
              <table:table-cell office:value-type="float" office:value="2.84766584766585">
                <text:p>2.84766584766585</text:p>
              </table:table-cell>
              <table:table-cell office:value-type="float" office:value="2.74714518760196">
                <text:p>2.74714518760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497034400949">
                <text:p>2.67497034400949</text:p>
              </table:table-cell>
              <table:table-cell office:value-type="float" office:value="2.85140073081608">
                <text:p>2.85140073081608</text:p>
              </table:table-cell>
              <table:table-cell office:value-type="float" office:value="2.74878444084279">
                <text:p>2.748784440842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6744730679157">
                <text:p>2.66744730679157</text:p>
              </table:table-cell>
              <table:table-cell office:value-type="float" office:value="2.85265700483092">
                <text:p>2.85265700483092</text:p>
              </table:table-cell>
              <table:table-cell office:value-type="float" office:value="2.74557165861514">
                <text:p>2.74557165861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6820809248555">
                <text:p>2.66820809248555</text:p>
              </table:table-cell>
              <table:table-cell office:value-type="float" office:value="2.86347305389222">
                <text:p>2.86347305389222</text:p>
              </table:table-cell>
              <table:table-cell office:value-type="float" office:value="2.7392">
                <text:p>2.7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5981735159817">
                <text:p>2.65981735159817</text:p>
              </table:table-cell>
              <table:table-cell office:value-type="float" office:value="2.86817102137767">
                <text:p>2.86817102137767</text:p>
              </table:table-cell>
              <table:table-cell office:value-type="float" office:value="2.73767885532591">
                <text:p>2.73767885532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5839909808343">
                <text:p>2.65839909808343</text:p>
              </table:table-cell>
              <table:table-cell office:value-type="float" office:value="2.8680800942285">
                <text:p>2.8680800942285</text:p>
              </table:table-cell>
              <table:table-cell office:value-type="float" office:value="2.74091627172196">
                <text:p>2.74091627172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5701559020045">
                <text:p>2.65701559020045</text:p>
              </table:table-cell>
              <table:table-cell office:value-type="float" office:value="2.86915887850467">
                <text:p>2.86915887850467</text:p>
              </table:table-cell>
              <table:table-cell office:value-type="float" office:value="2.74411302982732">
                <text:p>2.74411302982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6226622662266">
                <text:p>2.66226622662266</text:p>
              </table:table-cell>
              <table:table-cell office:value-type="float" office:value="2.87717265353418">
                <text:p>2.87717265353418</text:p>
              </table:table-cell>
              <table:table-cell office:value-type="float" office:value="2.74414976599064">
                <text:p>2.74414976599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6304347826087">
                <text:p>2.66304347826087</text:p>
              </table:table-cell>
              <table:table-cell office:value-type="float" office:value="2.88045977011494">
                <text:p>2.88045977011494</text:p>
              </table:table-cell>
              <table:table-cell office:value-type="float" office:value="2.75155279503106">
                <text:p>2.75155279503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6272824919441">
                <text:p>2.66272824919441</text:p>
              </table:table-cell>
              <table:table-cell office:value-type="float" office:value="2.88711516533637">
                <text:p>2.88711516533637</text:p>
              </table:table-cell>
              <table:table-cell office:value-type="float" office:value="2.75386996904025">
                <text:p>2.75386996904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5711252653928">
                <text:p>2.65711252653928</text:p>
              </table:table-cell>
              <table:table-cell office:value-type="float" office:value="2.89027149321267">
                <text:p>2.89027149321267</text:p>
              </table:table-cell>
              <table:table-cell office:value-type="float" office:value="2.75925925925926">
                <text:p>2.75925925925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5582371458552">
                <text:p>2.65582371458552</text:p>
              </table:table-cell>
              <table:table-cell office:value-type="float" office:value="2.90123456790123">
                <text:p>2.90123456790123</text:p>
              </table:table-cell>
              <table:table-cell office:value-type="float" office:value="2.76307692307692">
                <text:p>2.7630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5316718587747">
                <text:p>2.65316718587747</text:p>
              </table:table-cell>
              <table:table-cell office:value-type="float" office:value="2.90534521158129">
                <text:p>2.90534521158129</text:p>
              </table:table-cell>
              <table:table-cell office:value-type="float" office:value="2.76840490797546">
                <text:p>2.76840490797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5159301130524">
                <text:p>2.65159301130524</text:p>
              </table:table-cell>
              <table:table-cell office:value-type="float" office:value="2.90939226519337">
                <text:p>2.90939226519337</text:p>
              </table:table-cell>
              <table:table-cell office:value-type="float" office:value="2.76452599388379">
                <text:p>2.76452599388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5376782077393">
                <text:p>2.65376782077393</text:p>
              </table:table-cell>
              <table:table-cell office:value-type="float" office:value="2.91337719298246">
                <text:p>2.91337719298246</text:p>
              </table:table-cell>
              <table:table-cell office:value-type="float" office:value="2.76371951219512">
                <text:p>2.76371951219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5590312815338">
                <text:p>2.65590312815338</text:p>
              </table:table-cell>
              <table:table-cell office:value-type="float" office:value="2.9161220043573">
                <text:p>2.9161220043573</text:p>
              </table:table-cell>
              <table:table-cell office:value-type="float" office:value="2.75987841945289">
                <text:p>2.75987841945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366366366366">
                <text:p>2.66366366366366</text:p>
              </table:table-cell>
              <table:table-cell office:value-type="float" office:value="2.91774891774892">
                <text:p>2.91774891774892</text:p>
              </table:table-cell>
              <table:table-cell office:value-type="float" office:value="2.75606060606061">
                <text:p>2.75606060606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